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0pt" fo:font-style="italic" style:font-style-asian="italic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size="8pt" fo:font-style="normal" officeooo:paragraph-rsid="001c34dd"/>
    </style:style>
    <style:style style:name="P5" style:family="paragraph" style:parent-style-name="Standard">
      <style:paragraph-properties fo:text-align="center" style:justify-single-word="false"/>
      <style:text-properties fo:font-size="10pt" officeooo:paragraph-rsid="000e0169"/>
    </style:style>
    <style:style style:name="P6" style:family="paragraph" style:parent-style-name="Standard">
      <style:paragraph-properties fo:text-align="center" style:justify-single-word="false"/>
      <style:text-properties fo:font-size="12pt" officeooo:rsid="0017d4c3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e8e8e8" loext:opacity="100%" style:font-name="Google Sans" fo:font-size="8pt" fo:letter-spacing="normal" fo:font-style="normal" fo:font-weight="normal" officeooo:rsid="0017d4c3"/>
    </style:style>
    <style:style style:name="T1" style:family="text">
      <style:text-properties officeooo:rsid="000a08e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e8e8e8" loext:opacity="100%" style:font-name="Google Sans" fo:letter-spacing="normal" fo:font-weight="normal" officeooo:rsid="0017d4c3"/>
    </style:style>
    <style:style style:name="T4" style:family="text">
      <style:text-properties fo:font-variant="normal" fo:text-transform="none" fo:color="#e8e8e8" loext:opacity="100%" style:font-name="Liberation Serif" fo:letter-spacing="normal" fo:font-weight="normal" officeooo:rsid="0017d4c3"/>
    </style:style>
    <style:style style:name="T5" style:family="text">
      <style:text-properties fo:font-variant="normal" fo:text-transform="none" fo:color="#e8e8e8" loext:opacity="100%" style:font-name="Liberation Serif" fo:letter-spacing="normal" fo:font-weight="normal" officeooo:rsid="001863b1"/>
    </style:style>
    <style:style style:name="T6" style:family="text">
      <style:text-properties fo:font-variant="normal" fo:text-transform="none" fo:color="#e8e8e8" loext:opacity="100%" style:font-name="Liberation Serif" fo:letter-spacing="normal" fo:font-weight="normal" officeooo:rsid="0017d94f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1863b1"/>
    </style:style>
    <style:style style:name="T9" style:family="text">
      <style:text-properties style:font-name="Liberation Serif" officeooo:rsid="0017d9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/>STATUT OGÓLNOPOLSKIEGO RUCHU OBYWATELSKIEGO "CHRZEŚCIJAŃSKA UNIA JEDNOŚCI"</text:p>
      <text:p text:style-name="P1"/>
      <text:p text:style-name="P1">Data uchwalenia: 18 stycznia 2026 r.</text:p>
      <text:p text:style-name="P1">Miejsce: <text:span text:style-name="T1">Odolanów</text:span></text:p>
      <text:p text:style-name="P1"/>
      <text:p text:style-name="P1"/>
      <text:p text:style-name="P1"/>
      <text:p text:style-name="P1"><text:s/><text:span text:style-name="T2">ROZDZIAŁ I: Postanowienia ogólne</text:span></text:p>
      <text:p text:style-name="P1"/>
      <text:p text:style-name="P3">§ 1. Nazwa i charakter organizacji</text:p>
      <text:p text:style-name="P1"/>
      <text:p text:style-name="P1">1. Organizacja nosi nazwę "Chrześcijańska Unia Jedności", w dalszej części Statutu zwana „Unią”.</text:p>
      <text:p text:style-name="P1">2. Unia ma prawo używania skrótu nazwy w brzmieniu: ChUJ.</text:p>
      <text:p text:style-name="P1">3. Unia jest dobrowolnym, samorządnym i trwałym zrzeszeniem o charakterze ideowo-politycznym i społecznym.</text:p>
      <text:p text:style-name="P1"/>
      <text:p text:style-name="P3">§ 2. Obszar działania</text:p>
      <text:p text:style-name="P1"/>
      <text:p text:style-name="P1">1. Terenem działania Unii jest obszar Rzeczypospolitej Polskiej.</text:p>
      <text:p text:style-name="P1">2. Siedzibą władz naczelnych jest miasto <text:span text:style-name="T1">Odolanów</text:span>.</text:p>
      <text:p text:style-name="P1">3. Unia może tworzyć oddziały lokalne, w tym m.in. struktury uczniowskie i studenckie w placówkach oświatowych.</text:p>
      <text:p text:style-name="P1"/>
      <text:p text:style-name="P3">§ 3. Podstawy ideowe</text:p>
      <text:p text:style-name="P1"/>
      <text:p text:style-name="P1">1. Unia opiera swoją działalność na fundamencie etyki chrześcijańskiej, polskiej tradycji narodowej oraz nowoczesnej wizji państwa cyfrowego.</text:p>
      <text:p text:style-name="P1">2. Barwami Unii są kolory złoty, granatowy i biały.</text:p>
      <text:p text:style-name="P1"/>
      <text:p text:style-name="P1"/>
      <text:p text:style-name="P1"/>
      <text:p text:style-name="P2"><text:s/>ROZDZIAŁ II: Cele i sposoby ich realizacji</text:p>
      <text:p text:style-name="P1"/>
      <text:p text:style-name="P3">§ 4. Cele strategiczne</text:p>
      <text:p text:style-name="P3"/>
      <text:p text:style-name="P1">Głównymi celami Unii są:</text:p>
      <text:p text:style-name="P1">1. Budowa silnego państwa opartego na suwerenności gospodarczej i energetycznej.</text:p>
      <text:p text:style-name="P1">2. Reforma systemu podatkowego poprzez jego uproszczenie i obniżenie obciążeń dla rodzin.</text:p>
      <text:p text:style-name="P1">3. Modernizacja systemu edukacji, w tym wprowadzenie nowoczesnej infrastruktury szkolnej (strefy relaksu, nowoczesne zaplecze socjalne, cyfryzacja).</text:p>
      <text:p text:style-name="P1">4. Ochrona tradycyjnego modelu rodziny oraz wsparcie dla rozwoju młodych talentów w ramach Hubów Innowacji.</text:p>
      <text:p text:style-name="P1"/>
      <text:p text:style-name="P3">§ 5. Metody działania</text:p>
      <text:p text:style-name="P1"/>
      <text:p text:style-name="P1">Unia realizuje swoje cele poprzez:</text:p>
      <text:p text:style-name="P1">1. Udział w wyborach do organów przedstawicielskich (samorządowych, parlamentarnych, uczniowskich).</text:p>
      <text:p text:style-name="P1">2. Reprezentowanie interesów obywateli i uczniów przed organami administracji i dyrekcjami szkół.</text:p>
      <text:p text:style-name="P1">3. Organizowanie zgromadzeń, debat oraz kampanii w mediach społecznościowych.</text:p>
      <text:p text:style-name="P1">4. Publikowanie analiz, programów i manifestów politycznych.</text:p>
      <text:p text:style-name="P1"/>
      <text:p text:style-name="P1"/>
      <text:p text:style-name="P1"/>
      <text:p text:style-name="P2"><text:s/>ROZDZIAŁ III: Członkowie, ich prawa i obowiązki</text:p>
      <text:p text:style-name="P1"/>
      <text:p text:style-name="P3">§ 6. Nabycie członkostwa</text:p>
      <text:p text:style-name="P1"/>
      <text:p text:style-name="P1">Członkiem Unii może być osoba, która:</text:p>
      <text:p text:style-name="P1">1. Akceptuje program „Nowa Polska 2026”.</text:p>
      <text:p text:style-name="P1">2. Złoży pisemną lub cyfrową deklarację członkowską.</text:p>
      <text:p text:style-name="P1">3. Zostanie przyjęta uchwałą właściwej Rady Liderów.</text:p>
      <text:p text:style-name="P1"/>
      <text:p text:style-name="P3"/>
      <text:p text:style-name="P3"/>
      <text:p text:style-name="P4"><text:span text:style-name="T3">© </text:span><text:span text:style-name="T4">Chrześcijańska Unia Jedności </text:span><text:span text:style-name="T5">2026 </text:span><text:span text:style-name="T4">– </text:span><text:span text:style-name="T6">Wszelkie prawa zastrzeżone</text:span></text:p>
      <text:p text:style-name="P3"><text:soft-page-break/>§ 7. Prawa członka</text:p>
      <text:p text:style-name="P1"/>
      <text:p text:style-name="P5">Członek ma prawo:</text:p>
      <text:p text:style-name="P5">1. Wybierać i być wybieranym do władz Unii.</text:p>
      <text:p text:style-name="P1">2. Zgłaszać postulaty dotyczące programu i strategii działania.</text:p>
      <text:p text:style-name="P1">3. Nosić insygnia i symbole organizacji.</text:p>
      <text:p text:style-name="P1"/>
      <text:p text:style-name="P3">§ 8. Obowiązki członka</text:p>
      <text:p text:style-name="P1"/>
      <text:p text:style-name="P1">Członek jest zobowiązany do:</text:p>
      <text:p text:style-name="P1">1. Przestrzegania Statutu i uchwał władz.</text:p>
      <text:p text:style-name="P1">2. Udziału w pracach organizacyjnych.</text:p>
      <text:p text:style-name="P1">3. Dbania o dobre imię Chrześcijańskiej Unii Jedności.</text:p>
      <text:p text:style-name="P1"/>
      <text:p text:style-name="P1"/>
      <text:p text:style-name="P1"/>
      <text:p text:style-name="P2"><text:s/>ROZDZIAŁ IV: Władze Unii</text:p>
      <text:p text:style-name="P1"/>
      <text:p text:style-name="P3">§ 9. Struktura władz</text:p>
      <text:p text:style-name="P1"/>
      <text:p text:style-name="P1">Władzami Unii są:</text:p>
      <text:p text:style-name="P1">1. Walne Zgromadzenie Członków – najwyższy organ uchwałodawczy.</text:p>
      <text:p text:style-name="P1">2. Rada Liderów (Zarząd) – organ wykonawczy kierujący bieżącą polityką.</text:p>
      <text:p text:style-name="P1">3. Główna Komisja Rewizyjna – organ kontroli wewnętrznej.</text:p>
      <text:p text:style-name="P1"/>
      <text:p text:style-name="P3">§ 10. Przewodniczący</text:p>
      <text:p text:style-name="P1"/>
      <text:p text:style-name="P1">1. Pracami Rady Liderów kieruje Przewodniczący wybierany przez Walne Zgromadzenie.</text:p>
      <text:p text:style-name="P1">2. Przewodniczący reprezentuje Unię na zewnątrz i wyznacza kierunki komunikacji medialnej.</text:p>
      <text:p text:style-name="P1"/>
      <text:p text:style-name="P1"/>
      <text:p text:style-name="P1"/>
      <text:p text:style-name="P2"><text:s/>ROZDZIAŁ V: Majątek i fundusze</text:p>
      <text:p text:style-name="P1"/>
      <text:p text:style-name="P3">§ 11. Źródła finansowania</text:p>
      <text:p text:style-name="P1"/>
      <text:p text:style-name="P1">Majątek Unii powstaje z:</text:p>
      <text:p text:style-name="P1">1. Dobrowolnych składek członkowskich.</text:p>
      <text:p text:style-name="P1">2. Darowizn, zapisów i dotacji.</text:p>
      <text:p text:style-name="P1">3. Dochodów z własnej działalności statutowej.</text:p>
      <text:p text:style-name="P1"/>
      <text:p text:style-name="P1"/>
      <text:p text:style-name="P1"/>
      <text:p text:style-name="P2"><text:s/>ROZDZIAŁ VI: Postanowienia końcowe</text:p>
      <text:p text:style-name="P1"/>
      <text:p text:style-name="P3">§ 12. Zmiana Statutu</text:p>
      <text:p text:style-name="P1"/>
      <text:p text:style-name="P1">Uchwałę w sprawie zmiany Statutu podejmuje Walne Zgromadzenie większością 2/3 głosów.</text:p>
      <text:p text:style-name="P1"/>
      <text:p text:style-name="P3">§ 13. Rozwiązanie Unii</text:p>
      <text:p text:style-name="P1"/>
      <text:p text:style-name="P1">1. Rozwiązanie Unii następuje na podstawie uchwały Walnego Zgromadzenia.</text:p>
      <text:p text:style-name="P1">2. W przypadku rozwiązania, majątek zostaje przekazany na cele charytatywne zgodne z wartościami Unii.</text:p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7"/>
      <text:p text:style-name="P7"/>
      <text:p text:style-name="P7">© <text:span text:style-name="T7">Chrześcijańska Unia Jedności </text:span><text:span text:style-name="T8">2026 </text:span><text:span text:style-name="T7">– </text:span><text:span text:style-name="T9">Wszelkie prawa zastrzeżon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8T19:27:45.069779300</meta:creation-date>
    <dc:date>2026-01-18T19:34:47.362602800</dc:date>
    <meta:editing-duration>PT7M4S</meta:editing-duration>
    <meta:editing-cycles>18</meta:editing-cycles>
    <meta:generator>LibreOffice/25.2.7.2$Windows_X86_64 LibreOffice_project/5cbfd1ab6520636bb5f7b99185aa69bd7456825d</meta:generator>
    <meta:document-statistic meta:table-count="0" meta:image-count="0" meta:object-count="0" meta:page-count="2" meta:paragraph-count="67" meta:word-count="482" meta:character-count="3533" meta:non-whitespace-character-count="3106"/>
  </office:meta>
</office:document-meta>
</file>